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i>c</mi>
          <mi>,</mi>
          <mi>g</mi>
        </mrow>
        <mo stretchy="false">}</mo>
      </mrow>
      <mrow>
        <mi/>
        <mo stretchy="false">=</mo>
        <mi/>
      </mrow>
      <mn>0</mn>
      <mi/>
      <mo stretchy="false">∀</mo>
      <mi>g</mi>
      <mrow>
        <mi/>
        <mo stretchy="false">=</mo>
        <mi/>
      </mrow>
      <mi>g</mi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</mrow>
        <mo stretchy="false">)</mo>
      </mrow>
      <mi/>
      <mi>,</mi>
      <mi/>
      <mi>c</mi>
      <mtext> : Konstante</mtext>
    </mrow>
    <annotation encoding="StarMath 5.0">lbrace c , g rbrace `=` 0 ~~~ forall g `=` g(bold q , bold p) `, ~~~ c " : Konstante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25:32.292000000</meta:creation-date>
    <meta:generator>LibreOffice/4.1.4.2$Windows_x86 LibreOffice_project/0a0440ccc0227ad9829de5f46be37cfb6edcf72</meta:generator>
  </office:meta>
</office:document-meta>
</file>